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27.7cm" fo:break-before="auto" fo:break-after="auto" table:align="margins"/>
    </style:style>
    <style:style style:name="Table1.A" style:family="table-column">
      <style:table-column-properties style:column-width="27.7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P1" style:family="paragraph" style:parent-style-name="Heading_20_1">
      <style:text-properties style:font-name="Times New Roman" fo:language="ru" fo:country="RU"/>
    </style:style>
    <style:style style:name="T1" style:family="text">
      <style:text-properties style:font-name="DejaVu Sans Mono" fo:language="en" fo:country="U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1" text:outline-level="1">Приложение Б – Исходный текст файла <text:span text:style-name="T1">calcmain.c</text:span></text:h>
          </table:table-cell>
        </table:table-row>
        <table:table-row table:style-name="Table1.2">
          <table:table-cell table:style-name="Table1.A2" office:value-type="string">
            <text:p text:style-name="Our_20_code">     //Тут начинается цикл привязки адресов внешних переменных, которые нужны данному расчётному модулю</text:p>
            <text:p text:style-name="Our_20_code">     for(i=0;i &lt; n_ext_vars;i++){</text:p>
            <text:p text:style-name="Our_20_code">                 offset = ptr_exemod_my-&gt;offset;</text:p>
            <text:p text:style-name="Our_20_code">//В этой строке мы получили описатель переменной и получили её смещение в рабочем массиве внешних переменных</text:p>
            <text:p text:style-name="Our_20_code">                 indx = ptr_extvars_struct[offset + i].index;</text:p>
            <text:p text:style-name="Our_20_code">//Тут мы получили адрес внешней переменной </text:p>
            <text:p text:style-name="Our_20_code">                 external_vars_addrs[i] = &amp;ptr_extvars_value[indx];</text:p>
            <text:p text:style-name="Our_20_code">//Вот в этом месте мы можем добавить данную внешнюю переменную в список преобразования</text:p>
            <text:p text:style-name="Our_20_code">//Добавьте тут свой код, например </text:p>
            <text:p text:style-name="Our_20_code">//AddConvert(ptr_extvars_struct[offset + i], <text:s/>external_vars_addrs[i], &amp;convert_list);</text:p>
            <text:p text:style-name="Our_20_code">// ptr_extvars_struct[offset + i] – структура типа <text:s/>ext_var_info_record, в которой есть полное описание данной переменной</text:p>
            <text:p text:style-name="Our_20_code">// external_vars_addrs[i] – указатель на место где хранится значение переменной</text:p>
            <text:p text:style-name="Our_20_code">// convert_list – указатель на список, содержащий ваши собственные структуры для //преобразования данных</text:p>
            <text:p text:style-name="Our_20_code">//Данная функция должна получить адрес и описание переменной в рабочей области памяти //внешних переменных, сопоставить её имя со списком, в котором указано сопоставление //ваших переменных (подсистемы ввода-вывода) и технологических имён (внешних //переменных исполняемой среды).</text:p>
            <text:p text:style-name="Our_20_code">     };</text:p>
            <text:p text:style-name="Text_20_body"/>
            <text:p text:style-name="Text_20_body">Строка 539:</text:p>
            <text:p text:style-name="Our_20_code">//Тут начинает цикл работы расчётного модуля</text:p>
            <text:p text:style-name="Our_20_code">while (1){</text:p>
            <text:p text:style-name="Our_20_code">/*Прием сообщения о начале вычисления от диспетчера*/</text:p>
            <text:p text:style-name="Our_20_code">   rcvid = MsgReceive(ptr_exemod_my-&gt;chid, cmd, sizeof(cmd), NULL);</text:p>
            <text:p text:style-name="Our_20_code">    _time = 0.0;</text:p>
            <text:p text:style-name="Our_20_code">     //Вычисление шага задачи в секундах</text:p>
            <text:p text:style-name="Our_20_code">step = ptr_exemod_my-&gt;takt_mod*0.001;</text:p>
            <text:p text:style-name="Our_20_code">//Вот тут надо встроить вызов функции, которая будет перебрасывать значения из вашей //системы ввода – вывода в общую область памяти внешних переменных. Например:</text:p>
            <text:p text:style-name="Our_20_code">// ConvertFrom(&amp;convert_list);</text:p>
            <text:p text:style-name="Our_20_code"/>
            <text:p text:style-name="Our_20_code">    //Начало вычисления шага задачи</text:p>
            <text:p text:style-name="Our_20_code">    RUN_FUNC(</text:p>
            <text:p text:style-name="Our_20_code">                         f_GoodStep,</text:p>
            <text:p text:style-name="Our_20_code">                         step,</text:p>
            <text:p text:style-name="Our_20_code">                         _time,</text:p>
            <text:p text:style-name="Our_20_code">                         external_vars_addrs,</text:p>
            <text:p text:style-name="Our_20_code">                         din_vars,</text:p>
            <text:p text:style-name="Our_20_code">                         din_deri,</text:p>
            <text:p text:style-name="Our_20_code">                         alg_vars,</text:p>
            <text:p text:style-name="Our_20_code">                         alg_funcs,</text:p>
            <text:p text:style-name="Our_20_code">                         state_vars,</text:p>
            <text:p text:style-name="Our_20_code">                         constants,</text:p>
            <text:p text:style-name="Our_20_code">                         local_vars</text:p>
            <text:p text:style-name="Our_20_code">                     );</text:p>
            <text:p text:style-name="Our_20_code"/>
            <text:p text:style-name="Our_20_code">    //Вызов пост-функции для запоминания состояний</text:p>
            <text:p text:style-name="Our_20_code">    STATE_FUNC(</text:p>
            <text:p text:style-name="Our_20_code">                         f_GoodStep,</text:p>
            <text:p text:style-name="Our_20_code">                         step,</text:p>
            <text:p text:style-name="Our_20_code">                         _time,</text:p>
            <text:p text:style-name="Our_20_code">                         external_vars_addrs,</text:p>
            <text:p text:style-name="Our_20_code">                         din_vars,</text:p>
            <text:p text:style-name="Our_20_code">                         din_deri,</text:p>
            <text:p text:style-name="Our_20_code">                         alg_vars,</text:p>
            <text:p text:style-name="Our_20_code">                         alg_funcs,</text:p>
            <text:p text:style-name="Our_20_code">                         state_vars,</text:p>
            <text:p text:style-name="Our_20_code">                         constants,</text:p>
            <text:p text:style-name="Our_20_code">                         local_vars</text:p>
            <text:p text:style-name="Our_20_code">                    );</text:p>
            <text:p text:style-name="Our_20_code"/>
            <text:p text:style-name="Our_20_code">    //Запрос <text:s/>значений производных динамических переменных </text:p>
            <text:p text:style-name="Our_20_code">    RUN_FUNC(</text:p>
            <text:p text:style-name="Our_20_code">                         f_GetDeri,</text:p>
            <text:p text:style-name="Our_20_code">                         step,</text:p>
            <text:p text:style-name="Our_20_code">                         _time,</text:p>
            <text:p text:style-name="Our_20_code">                         external_vars_addrs,</text:p>
            <text:p text:style-name="Our_20_code">                         din_vars,</text:p>
            <text:p text:style-name="Our_20_code">                         din_deri,</text:p>
            <text:p text:style-name="Our_20_code">                         alg_vars,</text:p>
            <text:p text:style-name="Our_20_code">                         alg_funcs,</text:p>
            <text:p text:style-name="Our_20_code">                         state_vars,</text:p>
            <text:p text:style-name="Our_20_code">                         constants,</text:p>
            <text:p text:style-name="Our_20_code">                         local_vars</text:p>
            <text:p text:style-name="Our_20_code">                );</text:p>
            <text:p text:style-name="Our_20_code"/>
            <text:p text:style-name="Our_20_code">       //Интегрирование динамических переменных</text:p>
            <text:p text:style-name="Our_20_code">       for(i=0;i &lt; din_vars_dim;i++){</text:p>
            <text:p text:style-name="Our_20_code">           <text:s/>(*din_vars)[i] = (*din_vars)[i] + step*(*din_deri)[i];</text:p>
            <text:p text:style-name="Our_20_code">       };</text:p>
            <text:p text:style-name="Our_20_code"/>
            <text:p text:style-name="Our_20_code">     //Ограничение модельного времени по разрядности </text:p>
            <text:p text:style-name="Our_20_code">     if(_time &gt; 1e6){_time = 0;};</text:p>
            <text:p text:style-name="Our_20_code"/>
            <text:p text:style-name="Our_20_code">     //Увеличение времени</text:p>
            <text:p text:style-name="Our_20_code">     _time = _time + step;</text:p>
            <text:p text:style-name="Our_20_code"/>
            <text:p text:style-name="Our_20_code">//Вот тут надо встроить вызов функции, которая будет перебрасывать значения из общей //области памяти внешних переменных в <text:s/>области памяти системы ввода-вывода. Например:</text:p>
            <text:p text:style-name="Our_20_code">// <text:s/>ConvertTo(&amp;convert_list);</text:p>
            <text:p text:style-name="Our_20_code"/>
            <text:p text:style-name="Our_20_code">     /*Сообщим модулю о конце расчета*/</text:p>
            <text:p text:style-name="Our_20_code">     MsgReply(rcvid, OK, cmd, sizeof(cmd));</text:p>
            <text:p text:style-name="Our_20_code"/>
            <text:p text:style-name="Our_20_code">} /*while (1)*/</text:p>
          </table:table-cell>
        </table:table-row>
      </table:table>
      <text:p text:style-name="Text_20_body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fo:line-height="100%"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5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риложение Б – Исходный текст файла calcmain.c</dc:title>
    <dc:date>2012-01-22T05:56:11.13</dc:date>
    <meta:generator>OpenOffice_Beta/4.1.0$Win32 OpenOffice.org_project/410m14$Build-9760</meta:generator>
    <meta:editing-duration>PT5H33M4S</meta:editing-duration>
    <meta:editing-cycles>125</meta:editing-cycles>
    <dc:creator>Александр </dc:creator>
    <meta:document-statistic meta:table-count="1" meta:image-count="0" meta:object-count="0" meta:page-count="2" meta:paragraph-count="81" meta:word-count="328" meta:character-count="3769"/>
    <meta:user-defined meta:name="Поле 1"/>
    <meta:user-defined meta:name="Поле 2"/>
    <meta:user-defined meta:name="Поле 3"/>
    <meta:user-defined meta:name="Поле 4"/>
  </office:meta>
</office:document-meta>
</file>